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800000087ED6B4FB6.png" manifest:media-type="image/png"/>
  <manifest:file-entry manifest:full-path="Pictures/100002010000037D0000001C8C2A91B0.png" manifest:media-type="image/png"/>
  <manifest:file-entry manifest:full-path="Pictures/1000020100000402000000A2E20ABE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3.506cm"/>
    </style:style>
    <style:style style:name="pr2" style:family="presentation" style:parent-style-name="Pencil-subtitle">
      <style:graphic-properties draw:fill-color="#ffffff" draw:auto-grow-height="true" fo:min-height="8.301cm"/>
    </style:style>
    <style:style style:name="pr3" style:family="presentation" style:parent-style-name="Pencil-notes">
      <style:graphic-properties draw:fill-color="#ffffff" draw:auto-grow-height="true" fo:min-height="13.364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outline1">
      <style:graphic-properties fo:min-height="13.821cm"/>
    </style:style>
    <style:style style:name="pr6" style:family="presentation" style:parent-style-name="Pencil1-notes">
      <style:graphic-properties draw:fill-color="#ffffff" draw:auto-grow-height="true" fo:min-height="13.364cm"/>
    </style:style>
    <style:style style:name="pr7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trim の作法について</text:p>
          </draw:text-box>
        </draw:frame>
        <draw:frame presentation:style-name="pr2" draw:text-style-name="P1" draw:layer="layout" svg:width="25.199cm" svg:height="8.301cm" svg:x="1.4cm" svg:y="11.614cm" presentation:class="subtitle">
          <draw:text-box>
            <text:p>2019/11/27 鈴木光宏 :@s_mit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 presentation:user-transformed="true">
          <draw:text-box>
            <text:p>trim とは</text:p>
          </draw:text-box>
        </draw:frame>
        <draw:frame presentation:style-name="pr5" draw:text-style-name="P2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<text:span text:style-name="T1">SSD </text:span><text:span text:style-name="T1">に使われている </text:span><text:span text:style-name="T1">NAND </text:span><text:span text:style-name="T1">は上書き出来ないので、</text:span><text:span text:style-name="T1">OS</text:span><text:span text:style-name="T1">からはファイル上書きに見えても、</text:span><text:span text:style-name="T1">SSD </text:span><text:span text:style-name="T1">上は上書き内容は別の空き領域に書き込みが行われ、上書きして消えたはずの内容は残ったまま。</text:span></text:p>
              </text:list-item>
              <text:list-item>
                <text:p><text:span text:style-name="T1">空き領域が無くなってきたら、ブロック単位で削除。</text:span></text:p>
              </text:list-item>
              <text:list-item>
                <text:p><text:span text:style-name="T1">ブロック領域はでかいので、完全に空いた状態にするには、使っている領域を別の空き領域に移してから削除を行う。</text:span></text:p>
              </text:list-item>
              <text:list-item>
                <text:p><text:span text:style-name="T1">trim </text:span><text:span text:style-name="T1">コマンドで空き領域を指定しておくと、ブロックが空いたら</text:span><text:span text:style-name="T1">SSD</text:span><text:span text:style-name="T1">で開放してくれるようにな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FreeBSD でtrim</text:p>
          </draw:text-box>
        </draw:frame>
        <draw:frame presentation:style-name="pr5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>UFS</text:p>
                <text:list>
                  <text:list-item>
                    <text:p>tunefs -t enable /dev/〜</text:p>
                  </text:list-item>
                </text:list>
              </text:list-item>
              <text:list-item>
                <text:p>ZFS</text:p>
                <text:list>
                  <text:list-item>
                    <text:p>sysctl vfs.zfs.trim.enabled=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こんな話が</text:p>
          </draw:text-box>
        </draw:frame>
        <draw:frame presentation:style-name="pr5" draw:layer="layout" svg:width="25.199cm" svg:height="14.071cm" svg:x="1.4cm" svg:y="4.914cm" presentation:class="outline">
          <draw:text-box>
            <text:list text:style-name="L2">
              <text:list-item>
                <text:p>https://forums.freebsd.org/threads/ssd-trim-maintenance.56951/#post-328912</text:p>
                <text:list>
                  <text:list-item>
                    <text:p>1MB以下の trim は無視される</text:p>
                  </text:list-item>
                  <text:list-item>
                    <text:p>trimコマンドは すべてのI/Oが完了するまで待機。trimコマンド発行中は他の I/O 要求は処理できない。</text:p>
                    <text:p/>
                  </text:list-item>
                </text:list>
                <text:p><text:span text:style-name="T2">→</text:span><text:span text:style-name="T2">trim </text:span><text:span text:style-name="T2">はこまめにやらないほうがいいらしい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Linuxでは</text:p>
          </draw:text-box>
        </draw:frame>
        <draw:frame presentation:style-name="pr5" draw:layer="layout" svg:width="25.199cm" svg:height="14.071cm" svg:x="1.4cm" svg:y="4.914cm" presentation:class="outline">
          <draw:text-box>
            <text:list text:style-name="L2">
              <text:list-item>
                <text:p>FS で こまめに trim コマンドを処理するのではなく、cron で定期的に fstrim コマンドを実行するのを推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4" draw:layer="layout" svg:width="22.8cm" svg:height="2.07cm" svg:x="1.4cm" svg:y="0.837cm" presentation:class="title">
          <draw:text-box>
            <text:p>FreeBSD で同じことは？</text:p>
          </draw:text-box>
        </draw:frame>
        <draw:frame presentation:style-name="pr5" draw:layer="layout" svg:width="25.199cm" svg:height="14.071cm" svg:x="1.4cm" svg:y="4.914cm" presentation:class="outline">
          <draw:text-box>
            <text:list text:style-name="L2">
              <text:list-item>
                <text:p>UFS</text:p>
                <text:list>
                  <text:list-item>
                    <text:p>fsck_ufs -E /dev/〜</text:p>
                  </text:list-item>
                </text:list>
              </text:list-item>
              <text:list-item>
                <text:p>ZFS</text:p>
                <text:list>
                  <text:list-item>
                    <text:p>？</text:p>
                  </text:list-item>
                </text:list>
                <text:p/>
              </text:list-item>
              <text:list-item>
                <text:p>FreeBSD 12.1 <text:s/>trim(8) が 相当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IPA UIゴシック" svg:font-family="'IPA UIゴシック'" style:font-family-generic="system" style:font-pitch="variable"/>
    <style:font-face style:name="IPA明朝" svg:font-family="IPA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IPA明朝" style:font-size-asian="24pt" style:language-asian="ja" style:country-asian="JP" style:font-name-complex="IPA UI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ize-complex="24pt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/>
    </style:style>
    <style:style style:name="Pencil1-outline3" style:family="presentation" style:parent-style-name="Pencil1-outline2">
      <style:paragraph-properties fo:margin-top="0.3cm" fo:margin-bottom="0cm"/>
      <style:text-properties fo:font-size="24pt"/>
    </style:style>
    <style:style style:name="Pencil1-outline4" style:family="presentation" style:parent-style-name="Pencil1-outline3">
      <style:paragraph-properties fo:margin-top="0.2cm" fo:margin-bottom="0cm"/>
      <style:text-properties fo:font-size="20pt"/>
    </style:style>
    <style:style style:name="Pencil1-outline5" style:family="presentation" style:parent-style-name="Pencil1-outline4">
      <style:paragraph-properties fo:margin-top="0.1cm" fo:margin-bottom="0cm"/>
      <style:text-properties fo:font-size="20pt"/>
    </style:style>
    <style:style style:name="Pencil1-outline6" style:family="presentation" style:parent-style-name="Pencil1-outline5">
      <style:paragraph-properties fo:margin-top="0.1cm" fo:margin-bottom="0cm"/>
      <style:text-properties fo:font-size="20pt"/>
    </style:style>
    <style:style style:name="Pencil1-outline7" style:family="presentation" style:parent-style-name="Pencil1-outline6">
      <style:paragraph-properties fo:margin-top="0.1cm" fo:margin-bottom="0cm"/>
      <style:text-properties fo:font-size="20p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20ABEAF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ED6B4FB6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8C2A91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37:51.419991630</meta:creation-date>
    <meta:editing-duration>PT35M14S</meta:editing-duration>
    <meta:editing-cycles>7</meta:editing-cycles>
    <meta:generator>LibreOffice/4.4.3.2$MacOSX_X86_64 LibreOffice_project/88805f81e9fe61362df02b9941de8e38a9b5fd16</meta:generator>
    <dc:title>Pencil</dc:title>
    <dc:date>2019-11-27T20:05:13.259531802</dc:date>
    <meta:document-statistic meta:object-count="57"/>
  </office:meta>
</office:document-meta>
</file>